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VICOLA DE POLLOS A.J.R.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ORTIZ BARDALES, JHONATAN ALEX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NCALVEZ RIOS, MIGNON AZUCE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8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>2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6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2096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58:1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